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 Reg" svg:font-family="'Monospace Reg'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Calibri1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P3" style:family="paragraph" style:parent-style-name="Standard" style:master-page-name="Standard">
      <style:paragraph-properties style:page-number="auto"/>
      <style:text-properties style:font-name="Calibri1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P4" style:family="paragraph" style:parent-style-name="Standard">
      <style:text-properties style:font-name="Calibri1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1pt" fo:language="pt" fo:country="BR" fo:font-weight="normal" style:font-size-asian="11pt" style:font-weight-asian="normal" style:font-name-complex="Times New Roman1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57528" style:font-name-complex="Times New Roman1"/>
    </style:style>
    <style:style style:name="T5" style:family="text">
      <style:text-properties officeooo:rsid="001805f2" style:font-name-complex="Times New Roman1"/>
    </style:style>
    <style:style style:name="T6" style:family="text">
      <style:text-properties officeooo:rsid="00180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FPB - Campus João Pessoa</text:p>
      <text:p text:style-name="P2">Projetos para Excelência em Microeletrônica (PEM)</text:p>
      <text:p text:style-name="P2">Arquitetura de Computadores</text:p>
      <text:p text:style-name="P2">Gustavo Gonçalves de Sousa Forte</text:p>
      <text:p text:style-name="P5">Lista de Exercícios 2</text:p>
      <text:p text:style-name="P6">1. Pela simplicidade e otimização. Com 32 bits pode-se ter uma quantidade de instruções suficiente, além de permitir endereçamento de memória de tamanho satisfatório para um processador RISC. Instruções de tamanho fixo e uniformes facilitam a busca e decodificação, otimizando a velocidade e diminuindo o consumo de energia.</text:p>
      <text:p text:style-name="P6"/>
      <text:p text:style-name="P6">2. Sim. A IA-64 possui uma arquitetura Very Long Instruction Word (VLIW), possuindo múltiplas instruções em apenas uma palavra. A IA-64 não é uma extensão da arquitetura x86, mas sim uma outra arquitetura de 64 bits. Já o AMD64 é uma extensão da arquitetura de 32 bits da Intel para 64 bits, possibilitando inclusive compatibilidade com programas x86.</text:p>
      <text:p text:style-name="P6"/>
      <text:p text:style-name="P1"><text:span text:style-name="T2">3.</text:span><text:span text:style-name="T1"> </text:span></text:p>
      <text:p text:style-name="P7">main:</text:p>
      <text:p text:style-name="P8"><text:span text:style-name="T3"><text:tab/>lw </text:span><text:span text:style-name="T5">t3</text:span><text:span text:style-name="T3">, </text:span><text:span text:style-name="T5">(t</text:span><text:span text:style-name="T4">0</text:span><text:span text:style-name="T5">)</text:span></text:p>
      <text:p text:style-name="P8"><text:span text:style-name="T3"><text:tab/>sw </text:span><text:span text:style-name="T5">t3</text:span><text:span text:style-name="T3">, </text:span><text:span text:style-name="T5">(</text:span><text:span text:style-name="T4">t1</text:span><text:span text:style-name="T5">)</text:span></text:p>
      <text:p text:style-name="P7"><text:tab/>addi t0, <text:span text:style-name="T6">t0, </text:span>1</text:p>
      <text:p text:style-name="P7"><text:tab/>addi t1, <text:span text:style-name="T6">t1, </text:span>1</text:p>
      <text:p text:style-name="P7"><text:tab/>sub t2, <text:span text:style-name="T6">t2, </text:span>1</text:p>
      <text:p text:style-name="P8"><text:span text:style-name="T3"><text:tab/></text:span><text:span text:style-name="T2">bne t2, x0, main</text:span></text:p>
      <text:p text:style-name="P2"/>
      <text:p text:style-name="P2">4.</text:p>
      <text:p text:style-name="P6">Figura 4.1: processador CISC, pois instruções e dados dividem a mesma memória. O barramento é o mesmo para o acesso a esses conteúdos.</text:p>
      <text:p text:style-name="P6">Figura 4.2: processador RISC, pois instruções e dados se encontram em memórias diferentes, não compartilhando do mesmo barramento de acesso.</text:p>
      <text:p text:style-name="P2"/>
      <text:p text:style-name="P2">5. <text:span text:style-name="T6">Questão anul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 Reg" svg:font-family="'Monospace Reg'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line-height-at-least="0.0173in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0835in" loext:contextual-spacing="false" style:line-height-at-least="0.0173in" fo:text-align="justify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</meta:initial-creator>
    <meta:editing-cycles>5</meta:editing-cycles>
    <meta:creation-date>2016-11-28T19:06:00</meta:creation-date>
    <dc:date>2016-11-30T20:25:23.923433744</dc:date>
    <meta:editing-duration>PT49M46S</meta:editing-duration>
    <meta:generator>LibreOffice/4.3.7.2$Linux_X86_64 LibreOffice_project/430$Build-2</meta:generator>
    <meta:document-statistic meta:table-count="0" meta:image-count="0" meta:object-count="0" meta:page-count="1" meta:paragraph-count="19" meta:word-count="200" meta:character-count="1217" meta:non-whitespace-character-count="10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